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d3af" officeooo:paragraph-rsid="0002d3af" style:font-weight-asian="bold" style:font-weight-complex="bold"/>
    </style:style>
    <style:style style:name="P2" style:family="paragraph" style:parent-style-name="Standard">
      <style:paragraph-properties fo:break-before="page"/>
      <style:text-properties fo:font-weight="bold" officeooo:rsid="00040fae" officeooo:paragraph-rsid="00040fae" style:font-weight-asian="bold" style:font-weight-complex="bold"/>
    </style:style>
    <style:style style:name="P3" style:family="paragraph" style:parent-style-name="Standard">
      <style:text-properties fo:font-weight="bold" officeooo:rsid="00040fae" officeooo:paragraph-rsid="00040fae" style:font-weight-asian="bold" style:font-weight-complex="bold"/>
    </style:style>
    <style:style style:name="P4" style:family="paragraph" style:parent-style-name="Standard">
      <style:text-properties fo:font-weight="bold" officeooo:rsid="00055ab7" officeooo:paragraph-rsid="00055ab7" style:font-weight-asian="bold" style:font-weight-complex="bold"/>
    </style:style>
    <style:style style:name="P5" style:family="paragraph" style:parent-style-name="Standard">
      <style:text-properties fo:font-weight="bold" officeooo:rsid="00055ab7" officeooo:paragraph-rsid="000e2c22" style:font-weight-asian="bold" style:font-weight-complex="bold"/>
    </style:style>
    <style:style style:name="P6" style:family="paragraph" style:parent-style-name="Standard">
      <style:text-properties fo:font-weight="bold" officeooo:rsid="00055ab7" officeooo:paragraph-rsid="000ed655" style:font-weight-asian="bold" style:font-weight-complex="bold"/>
    </style:style>
    <style:style style:name="P7" style:family="paragraph" style:parent-style-name="Standard">
      <style:text-properties fo:font-weight="bold" officeooo:rsid="000842c0" officeooo:paragraph-rsid="000842c0" style:font-weight-asian="bold" style:font-weight-complex="bold"/>
    </style:style>
    <style:style style:name="P8" style:family="paragraph" style:parent-style-name="Standard">
      <style:text-properties fo:font-weight="bold" officeooo:rsid="00094134" officeooo:paragraph-rsid="00094134" style:font-weight-asian="bold" style:font-weight-complex="bold"/>
    </style:style>
    <style:style style:name="P9" style:family="paragraph" style:parent-style-name="Standard">
      <style:text-properties officeooo:rsid="00055ab7" officeooo:paragraph-rsid="00055ab7"/>
    </style:style>
    <style:style style:name="P10" style:family="paragraph" style:parent-style-name="Standard">
      <style:text-properties fo:language="es" fo:country="MX" fo:font-weight="bold" officeooo:rsid="000aad91" officeooo:paragraph-rsid="000aad91" style:font-weight-asian="bold" style:font-weight-complex="bold"/>
    </style:style>
    <style:style style:name="P11" style:family="paragraph" style:parent-style-name="Standard">
      <style:paragraph-properties fo:text-align="justify" style:justify-single-word="false"/>
      <style:text-properties fo:language="es" fo:country="MX" fo:font-weight="bold" officeooo:rsid="000aad91" officeooo:paragraph-rsid="000aad91" style:font-weight-asian="bold" style:font-weight-complex="bold"/>
    </style:style>
    <style:style style:name="P12" style:family="paragraph" style:parent-style-name="Standard">
      <style:paragraph-properties fo:text-align="justify" style:justify-single-word="false"/>
      <style:text-properties fo:language="es" fo:country="MX" fo:font-weight="bold" officeooo:rsid="000e2097" officeooo:paragraph-rsid="000e2097" style:font-weight-asian="bold" style:font-weight-complex="bold"/>
    </style:style>
    <style:style style:name="P13" style:family="paragraph" style:parent-style-name="Standard">
      <style:paragraph-properties fo:text-align="justify" style:justify-single-word="false"/>
      <style:text-properties fo:language="es" fo:country="MX" fo:font-weight="bold" officeooo:rsid="000e2097" officeooo:paragraph-rsid="00136d94" style:font-weight-asian="bold" style:font-weight-complex="bold"/>
    </style:style>
    <style:style style:name="P14" style:family="paragraph" style:parent-style-name="Standard" style:list-style-name="L1">
      <style:text-properties officeooo:paragraph-rsid="00040fae"/>
    </style:style>
    <style:style style:name="P15" style:family="paragraph" style:parent-style-name="Standard" style:list-style-name="L2">
      <style:text-properties fo:language="es" fo:country="MX" fo:font-weight="bold" officeooo:rsid="00055ab7" officeooo:paragraph-rsid="00055ab7" style:font-weight-asian="bold" style:font-weight-complex="bold"/>
    </style:style>
    <style:style style:name="P16" style:family="paragraph" style:parent-style-name="Standard" style:list-style-name="L2">
      <style:text-properties fo:language="es" fo:country="MX" fo:font-weight="bold" officeooo:rsid="00074053" officeooo:paragraph-rsid="00074053" style:font-weight-asian="bold" style:font-weight-complex="bold"/>
    </style:style>
    <style:style style:name="P17" style:family="paragraph" style:parent-style-name="Standard" style:list-style-name="L2">
      <style:text-properties fo:language="es" fo:country="MX" fo:font-weight="bold" officeooo:rsid="0007cddf" officeooo:paragraph-rsid="0007cddf" style:font-weight-asian="bold" style:font-weight-complex="bold"/>
    </style:style>
    <style:style style:name="P18" style:family="paragraph" style:parent-style-name="Standard" style:list-style-name="L2">
      <style:text-properties fo:language="es" fo:country="MX" fo:font-weight="bold" officeooo:rsid="000aad91" officeooo:paragraph-rsid="000aad91" style:font-weight-asian="bold" style:font-weight-complex="bold"/>
    </style:style>
    <style:style style:name="P19" style:family="paragraph" style:parent-style-name="Standard">
      <style:paragraph-properties fo:text-align="justify" style:justify-single-word="false"/>
      <style:text-properties fo:language="es" fo:country="MX" fo:font-weight="bold" officeooo:rsid="000e2097" officeooo:paragraph-rsid="00136d94" style:font-weight-asian="bold" style:font-weight-complex="bold"/>
    </style:style>
    <style:style style:name="P20" style:family="paragraph" style:parent-style-name="Standard">
      <style:paragraph-properties fo:text-align="justify" style:justify-single-word="false"/>
      <style:text-properties fo:language="es" fo:country="MX" fo:font-weight="bold" officeooo:rsid="000e2097" officeooo:paragraph-rsid="0015266a" style:font-weight-asian="bold" style:font-weight-complex="bold"/>
    </style:style>
    <style:style style:name="P21" style:family="paragraph" style:parent-style-name="Standard" style:list-style-name="L5">
      <style:paragraph-properties fo:text-align="justify" style:justify-single-word="false"/>
      <style:text-properties fo:language="es" fo:country="MX" fo:font-weight="bold" officeooo:rsid="000e2097" officeooo:paragraph-rsid="0015266a" style:font-weight-asian="bold" style:font-weight-complex="bold"/>
    </style:style>
    <style:style style:name="P22" style:family="paragraph" style:parent-style-name="Standard">
      <style:paragraph-properties fo:text-align="justify" style:justify-single-word="false"/>
      <style:text-properties fo:language="es" fo:country="MX" fo:font-weight="bold" officeooo:rsid="000e2097" officeooo:paragraph-rsid="00155565" style:font-weight-asian="bold" style:font-weight-complex="bold"/>
    </style:style>
    <style:style style:name="P23" style:family="paragraph" style:parent-style-name="Standard">
      <style:paragraph-properties fo:text-align="justify" style:justify-single-word="false"/>
      <style:text-properties fo:language="es" fo:country="MX" fo:font-weight="bold" officeooo:rsid="000e2097" officeooo:paragraph-rsid="0015f97f" style:font-weight-asian="bold" style:font-weight-complex="bold"/>
    </style:style>
    <style:style style:name="P24" style:family="paragraph" style:parent-style-name="Standard" style:list-style-name="L3">
      <style:paragraph-properties fo:text-align="justify" style:justify-single-word="false"/>
      <style:text-properties fo:font-weight="bold" officeooo:rsid="00055ab7" officeooo:paragraph-rsid="000ed655" style:font-weight-asian="bold" style:font-weight-complex="bold"/>
    </style:style>
    <style:style style:name="P25" style:family="paragraph" style:parent-style-name="Standard" style:list-style-name="L3">
      <style:text-properties fo:font-weight="bold" officeooo:rsid="00055ab7" officeooo:paragraph-rsid="00055ab7" style:font-weight-asian="bold" style:font-weight-complex="bold"/>
    </style:style>
    <style:style style:name="P26" style:family="paragraph" style:parent-style-name="Standard" style:list-style-name="L3">
      <style:text-properties fo:font-weight="bold" officeooo:rsid="00055ab7" officeooo:paragraph-rsid="0010ae58" style:font-weight-asian="bold" style:font-weight-complex="bold"/>
    </style:style>
    <style:style style:name="P27" style:family="paragraph" style:parent-style-name="Standard" style:list-style-name="L4">
      <style:text-properties fo:font-weight="bold" officeooo:rsid="000842c0" officeooo:paragraph-rsid="000842c0" style:font-weight-asian="bold" style:font-weight-complex="bold"/>
    </style:style>
    <style:style style:name="T1" style:family="text">
      <style:text-properties fo:font-style="italic"/>
    </style:style>
    <style:style style:name="T2" style:family="text">
      <style:text-properties fo:font-weight="bold" style:font-weight-asian="bold" style:font-weight-complex="bold"/>
    </style:style>
    <style:style style:name="T3" style:family="text">
      <style:text-properties fo:font-weight="bold" officeooo:rsid="0005594c" style:font-weight-asian="bold" style:font-weight-complex="bold"/>
    </style:style>
    <style:style style:name="T4" style:family="text">
      <style:text-properties fo:font-weight="bold" officeooo:rsid="00040fae" style:font-weight-asian="bold" style:font-weight-complex="bold"/>
    </style:style>
    <style:style style:name="T5" style:family="text">
      <style:text-properties officeooo:rsid="000c7128"/>
    </style:style>
    <style:style style:name="T6" style:family="text">
      <style:text-properties officeooo:rsid="00136d94"/>
    </style:style>
    <style:style style:name="T7" style:family="text">
      <style:text-properties officeooo:rsid="0015266a"/>
    </style:style>
    <style:style style:name="T8" style:family="text">
      <style:text-properties officeooo:rsid="0015556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iencia de datos:</text:p>
      <text:p text:style-name="P1"/>
      <text:p text:style-name="P1">se trata de un campo interdisciplinar que combina machine learning, estadística, análisis avanzado, minería de datos, big data y programación, con el objetivo de extraer conocimiento oculto y útil a partir de los datos, mediante procesos de descubrimiento o de formulación y verificación de hipótesis</text:p>
      <text:p text:style-name="P1"/>
      <text:p text:style-name="P3">Objetivo:</text:p>
      <text:p text:style-name="P3"/>
      <text:list xml:id="list575422273" text:style-name="L1">
        <text:list-item>
          <text:p text:style-name="P14"><text:span text:style-name="T3">D</text:span><text:span text:style-name="T4">escrib</text:span><text:span text:style-name="T3">ir</text:span><text:span text:style-name="T4"> patrones y comportamientos a partir de los datos con el fin de tomar decisiones o hacer predicciones</text:span></text:p>
        </text:list-item>
      </text:list>
      <text:p text:style-name="P3"/>
      <text:p text:style-name="P3"/>
      <text:p text:style-name="P9"><text:span text:style-name="T4">c</text:span><text:span text:style-name="T2">onceptos:</text:span></text:p>
      <text:p text:style-name="P4"/>
      <text:list xml:id="list974381424" text:style-name="L2">
        <text:list-item>
          <text:p text:style-name="P15">modelos probabilísticos</text:p>
        </text:list-item>
        <text:list-item>
          <text:p text:style-name="P16">regresión</text:p>
        </text:list-item>
        <text:list-item>
          <text:p text:style-name="P17">aprendizaje automático</text:p>
        </text:list-item>
        <text:list-item>
          <text:p text:style-name="P18">open data</text:p>
        </text:list-item>
        <text:list-item>
          <text:p text:style-name="P18">KDD (Knowledge Discovery in Databases)</text:p>
        </text:list-item>
      </text:list>
      <text:p text:style-name="P10"/>
      <text:p text:style-name="P11">KDD (Knowledge Discovery in Databases): <text:span text:style-name="T5">E</text:span>s el proceso completo de extracción de información que se encarga además de la preparación de los datos y de la interpretación de los resultados obtenidos [PSF91].</text:p>
      <text:p text:style-name="P11"/>
      <text:p text:style-name="P12">Big Data: <text:s/>conjunto de arquitecturas y herramientas informáticas destinadas a la manipulación, gestión y análisis de grandes volúmenes de datos desde todo tipo de fuentes, diseñadas para extraer valor y beneficio de los mismos, con una amplia variedad en su naturaleza, mediante procesos que permitan capturar, descubrir y analizar información a alta velocidad y con un coste reducido</text:p>
      <text:p text:style-name="P12"/>
      <text:p text:style-name="P13">Minería de datos:</text:p>
      <text:p text:style-name="P13"><text:span text:style-name="T6">E</text:span>s un término genérico que engloba resultados de investigación, técnicas y herramientas usadas para extraer información útil de grandes bases de datos.</text:p>
      <text:p text:style-name="P13"/>
      <text:p text:style-name="P20">La minería de textos (text mining): </text:p>
      <text:p text:style-name="P20"><text:span text:style-name="T7">S</text:span>urge ante el problema cada vez más apremiante de extraer información automáticamente a partir de masas de textos. Se trata así de extraer información de datos no estructurados: </text:p>
      <text:list xml:id="list2982669985" text:style-name="L5">
        <text:list-item>
          <text:p text:style-name="P21"><text:span text:style-name="T7">T</text:span>exto plano. Existen varias aproximaciones a la representación de la información no estructurada:</text:p>
        </text:list-item>
        <text:list-item>
          <text:p text:style-name="P21">Bag of words. Cada palabra constituye una posición de un vector y el valor corresponde con el número de veces que ha aparecido.</text:p>
        </text:list-item>
        <text:list-item>
          <text:p text:style-name="P21">N-gramas o frases. Permite tener en cuenta el orden de las palabras. Trata mejor frases negativas “... excepto...”, “... pero no...”, que tomarían en otro caso las palabras que le siguen como relevantes.</text:p>
        </text:list-item>
        <text:list-item>
          <text:p text:style-name="P21">Representación relacional (primer orden). Permite detectar patrones más complejos (si la palabra X está a la izquierda de la palabra Y en la misma frase...).</text:p>
        </text:list-item>
        <text:list-item>
          <text:p text:style-name="P21">Categorías de conceptos.</text:p>
        </text:list-item>
      </text:list>
      <text:p text:style-name="P13"/>
      <text:p text:style-name="P22">La minería de datos web (web mining): </text:p>
      <text:p text:style-name="P22"><text:span text:style-name="T8">E</text:span>s una tecnología usada para descubrir conocimiento interesante en todos los aspectos relacionados con la web. Es uno de los mayores retos. El enorme volumen de datos en la web <text:soft-page-break/>generado por la explosión de usuarios y el desarrollo de librerías digitales hace que la extracción de la información útil sea un gran problema. Cuando el usuario navega por la web se encuentra frecuentemente saturado por los datos. La integración de herramientas de minería de datos puede ayudar a la extracción de la información útil.</text:p>
      <text:p text:style-name="P22"/>
      <text:p text:style-name="P22">Agrupamiento</text:p>
      <text:p text:style-name="P23">Conocido globalmente como clustering, aunque también puede recibir otros nombres como segmentación, aglomeración o racimamiento. Probablemente sea la tarea descriptiva más empleada de todas. El clustering consiste en formar grupos “naturales” a partir de un conjunto de datos. En contraposición a la clasificación, en vez de analizar datos etiquetados con una clase, los analiza para generar una etiqueta. Los datos se agrupan de modo que los que pertenezcan a un mismo grupo guarden muchas similitudes entre sí y los que pertenezcan a grupos distintos se diferencien lo máximo posible. </text:p>
      <text:p text:style-name="P23">Al agrupamiento o clustering también se le conoce por segmentación, como ya hemos mencionado anteriormente, ya que segmenta el conjunto de datos en diversos grupos.</text:p>
      <text:p text:style-name="P23"/>
      <text:p text:style-name="P13"/>
      <text:p text:style-name="P4"/>
      <text:p text:style-name="P6">3V big data, es decir volumen, velocidad y variedad de los datos:</text:p>
      <text:p text:style-name="P6"/>
      <text:list xml:id="list1778736859" text:style-name="L3">
        <text:list-item>
          <text:p text:style-name="P24">Volumen: Como su propio nombre indica, big data corresponde al gran volumen de datos que se generan diariamente en las empresas y organizaciones de todo el mundo. Por ejemplo, la cadena de supermercados americana Walmart almacena más de un millón de transacciones comerciales cada hora identificando los productos que compran sus clientes; más de cien mil gigas de información almacena la red social Facebook diariamente, así como setenta y dos millones de descargas se realizan en la tienda online App Store.</text:p>
        </text:list-item>
      </text:list>
      <text:p text:style-name="P4"/>
      <text:list xml:id="list131550487186411" text:continue-numbering="true" text:style-name="L3">
        <text:list-item>
          <text:p text:style-name="P25">Velocidad. Se trata de los flujos de datos, la creación de registros estructurados y la disponibilidad para el acceso y la entrega. Es decir, cómo de rápido se están produciendo los datos, así como la rapidez en la que se trata de satisfacer la demanda de éstos. La tecnología big data ha de ser capaz de almacenar y trabajar en tiempo real con las fuentes generadoras de información tales como sensores, redes sociales, blogs, páginas webs, etc., fuentes que generan millones de datos al segundo; y, por otro lado, capacidad de analizar dichos datos con la suficiente rapidez reduciendo los largos tiempos de procesamiento que presentaban las herramientas tradicionales de análisis.</text:p>
        </text:list-item>
        <text:list-item>
          <text:p text:style-name="P25">Variedad. Big data ha de tener la capacidad de combinar una gran variedad de información digital en los diferentes formatos en los que se puedan presentar. Las empresas líderes en TIC siempre han tenido un problema para traducir grandes volúmenes de información transaccional en decisiones. Puesto que ahora hay más tipos de información para analizar, provenientes principalmente de los medios sociales, la complejidad aumenta. Esta variedad en los datos incluye datos estructurados (bases de datos) y no estructurados, datos jerárquicos, documentos, correo electrónico, datos de medición, vídeo, imágenes fijas, audio, datos de cotizaciones, transacciones financieras, etc., entre otras clases de fuentes generadoras de diferentes tipos de información.</text:p>
        </text:list-item>
        <text:list-item>
          <text:p text:style-name="P26">Veracidad. Big data ha de ser capaz de tratar y analizar inteligentemente este gran volumen de datos con la finalidad de obtener una información verídica y útil que nos permita mejorar la toma de decisiones basada en los datos más exactos.</text:p>
        </text:list-item>
        <text:list-item>
          <text:p text:style-name="P26">Valor. Hace referencia a los beneficios que se desprenden del uso de big data (reducción de costes, eficiencia operativa, mejoras de negocio).</text:p>
        </text:list-item>
      </text:list>
      <text:p text:style-name="P4"/>
      <text:p text:style-name="P4"/>
      <text:p text:style-name="P7"><text:soft-page-break/>Lenguajes:</text:p>
      <text:list xml:id="list4156477277" text:style-name="L4">
        <text:list-item>
          <text:p text:style-name="P27">R</text:p>
        </text:list-item>
        <text:list-item>
          <text:p text:style-name="P27">Python</text:p>
        </text:list-item>
        <text:list-item>
          <text:p text:style-name="P27">Julia</text:p>
        </text:list-item>
        <text:list-item>
          <text:p text:style-name="P27">C++</text:p>
        </text:list-item>
        <text:list-item>
          <text:p text:style-name="P27">Java</text:p>
        </text:list-item>
        <text:list-item>
          <text:p text:style-name="P27">Scala</text:p>
        </text:list-item>
        <text:list-item>
          <text:p text:style-name="P27">MATLAB</text:p>
        </text:list-item>
      </text:list>
      <text:p text:style-name="P7"/>
      <text:p text:style-name="P7"/>
      <text:p text:style-name="P8">Principales algoritmos de ciencia de datos</text:p>
      <text:p text:style-name="P7"/>
      <text:p text:style-name="P2">Bibliografía:</text:p>
      <text:p text:style-name="P3"/>
      <text:p text:style-name="P3">García, J., Molina, J., Berlanga, A., Patricio, M., Bustamante, A., &amp; Padilla, W. (2018). Ciencia de datos. <text:span text:style-name="T1">Técnicas Analíticas y Aprendizaje Estadístico. Bogotá, Colombia. Publicaciones Altaria, SL</text:span>.</text:p>
      <text:p text:style-name="P3"/>
      <text:p text:style-name="P5"><text:bookmark-start text:name="__DdeLink__86_4281755457"/>http://www.gartner.com/newsroom/id/1731916<text:bookmark-end text:name="__DdeLink__86_428175545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2:12:33.482231619</meta:creation-date>
    <dc:date>2024-07-03T13:15:49.970528986</dc:date>
    <meta:editing-duration>PT6H22M31S</meta:editing-duration>
    <meta:editing-cycles>15</meta:editing-cycles>
    <meta:generator>LibreOffice/7.3.7.2$Linux_X86_64 LibreOffice_project/30$Build-2</meta:generator>
    <meta:document-statistic meta:table-count="0" meta:image-count="0" meta:object-count="0" meta:page-count="4" meta:paragraph-count="44" meta:word-count="973" meta:character-count="6189" meta:non-whitespace-character-count="5278"/>
  </office:meta>
</office:document-meta>
</file>